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I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es Outline</text:p>
      <text:p text:style-name="P1"/>
      <text:list text:style-name="L1">
        <text:list-item>
          <text:p text:style-name="P2">Software</text:p>
          <text:list>
            <text:list-item>
              <text:p text:style-name="P2">Local Application Development. <text:s/>Holley Grove utilizes the latest development technologies and platforms to produce stand alone applications that offer visually stunning user interfaces with quick, efficient, and easy to use functionality. <text:s/>Holley Grove's suite of applications can connect to remote networks and databases and send and retrieve data across your network.</text:p>
            </text:list-item>
            <text:list-item>
              <text:p text:style-name="P2">Technology integration. <text:s/>Holley Grove's software solutions can be designed to connect to a variety of existing business software applications, databases and websites. <text:s/>Most applications utilize common functionality such as direct export to Excel or PDF files. Holley Grove can develop applications that connect to existing point-of-sale software and even in-house custom software.</text:p>
            </text:list-item>
            <text:list-item>
              <text:p text:style-name="P2">Information Technology. <text:s/>Holley Grove provides a myriad of IT related services such as server and computer setup, security monitoring, network design, database design, and a host of other solutions.</text:p>
            </text:list-item>
          </text:list>
        </text:list-item>
        <text:list-item>
          <text:p text:style-name="P2">Web Design</text:p>
          <text:list>
            <text:list-item>
              <text:p text:style-name="P2">Custom Site Design. <text:s/>Holley Grove offers complete custom site design. <text:s/>Custom designs ensure that your business's company vision is directly translated into your unique website. <text:s/>Holley Grove's web designs are built to involve as little future maintenance as possible and be as easily expandable as possible. <text:s/>Custom designs from the ground up ensure your business is protected from potential licensing issues as well.</text:p>
            </text:list-item>
            <text:list-item>
              <text:p text:style-name="P2">Integration. <text:s/>More than just a static site, a website developed by Holley Grove can be couple with your existing data, and / or developed to ensure that your data is accessible from anywhere.</text:p>
            </text:list-item>
            <text:list-item>
              <text:p text:style-name="P2">Administration. <text:s/>Holley Grove is an expert at customer and site management solutions. <text:s/>Employing the latest security technologies, all Holley Grove sites are designed with a comprehensive administration portal to allow you to update your site on your own time if you so desire.</text:p>
            </text:list-item>
            <text:list-item>
              <text:p text:style-name="P2">Hosting. <text:s/>Holley Grove provides hosting services for all sizes of businesses and business needs. <text:s/>Holley Grove provides remote backup, email management, database management and security services for hosting clients.</text:p>
            </text:list-item>
          </text:list>
        </text:list-item>
        <text:list-item>
          <text:p text:style-name="P2">Marketing</text:p>
          <text:list>
            <text:list-item>
              <text:p text:style-name="P2">Market Research. <text:s/>Holley Grove uses extensive statistical analysis of your specific market in order to provide a complete marketing strategy for your business. <text:s/>Market research emphasis is placed on both your traditional business market and your digital business market.</text:p>
            </text:list-item>
            <text:list-item>
              <text:p text:style-name="P2">Online advertising. <text:s/>Holley Grove partners with many online marketing firms and hosting sites to provide your business with the most online exposure possible.</text:p>
            </text:list-item>
            <text:list-item>
              <text:p text:style-name="P2">Non-online advertising. <text:s/>Holley Grove provides traditional as well as non-traditional advertising and marketing services. <text:s/>Apparel, print, fliers, postcards, video, presentations, and digital kits are all available.</text:p>
            </text:list-item>
          </text:list>
        </text:list-item>
        <text:list-item>
          <text:p text:style-name="P2">Print</text:p>
          <text:list>
            <text:list-item>
              <text:p text:style-name="P2">Holley Grove specializes in print advertisement development. <text:s/>Holley Grove can produce advertisements for magazines, newspapers, brochures, and other types of publications.</text:p>
            </text:list-item>
            <text:list-item>
              <text:p text:style-name="P2">Photo shoots</text:p>
            </text:list-item>
          </text:list>
        </text:list-item>
        <text:list-item>
          <text:p text:style-name="P2">Media</text:p>
          <text:list>
            <text:list-item>
              <text:p text:style-name="P2">Full media kits are available for digital display in flash or movie format.</text:p>
            </text:list-item>
            <text:list-item>
              <text:p text:style-name="P2">Full page image ads</text:p>
            </text:list-item>
            <text:list-item>
              <text:p text:style-name="P2">CD distributions</text:p>
            </text:list-item>
            <text:list-item>
              <text:p text:style-name="P2">DVD and conventional TV spot ad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Landon Zabcik</meta:initial-creator>
    <meta:creation-date>2006-11-20T19:46:00</meta:creation-date>
    <dc:creator>Landon Zabcik</dc:creator>
    <dc:date>2006-11-20T21:55:46</dc:date>
    <dc:language>en-US</dc:language>
    <meta:editing-cycles>20</meta:editing-cycles>
    <meta:editing-duration>PT2H5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2" meta:word-count="448" meta:character-count="3070"/>
  </office:meta>
</office:document-meta>
</file>